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rite a program using delegate and event</text:p>
      <text:p text:style-name="Standard"><text:s/>- A counter class which increases the counter every 5 seconds</text:p>
      <text:p text:style-name="Standard"><text:s/>- Every 20 count it raises a event which is subscribed by the main class</text:p>
      <text:p text:style-name="Standard"><text:s/>- The main class on recieving the event Prints "Event Recieved".</text:p>
      <text:p text:style-name="Standard"><text:s/></text:p>
      <text:p text:style-name="Standard"><text:s/>Write a program with the following specifications:</text:p>
      <text:p text:style-name="Standard"><text:s/>- A main class which subscribes to an event called "Alert". </text:p>
      <text:p text:style-name="Standard"><text:tab/>On recieving an alert it can notify the users with a text output.</text:p>
      <text:p text:style-name="Standard"><text:s/></text:p>
      <text:p text:style-name="Standard"><text:s/>- A class called Earthquake which captures the intensity of the earthquake and the place of occurance.</text:p>
      <text:p text:style-name="Standard"><text:s/>- Additionally we have another class called Tsunami which has one member probability of tsunami</text:p>
      <text:p text:style-name="Standard"/>
      <text:p text:style-name="Standard">Once you create an earthquake object you have to pass the "Place" and intensity information to the class</text:p>
      <text:p text:style-name="Standard">The earthquake class then creates a Tsunami object and calls the member "CalculateTsunamiProbability"</text:p>
      <text:p text:style-name="Standard">The probability of <text:s/>a Tsunami is calculated by the formula "P(T) = I(E)*0.7 + 0.3 * RandomOccuranceChance" I(E) - Denotes the intensity of an earthquake. </text:p>
      <text:p text:style-name="Standard">The Tsunami class will notify its subscribers regarding the proability of a tsunami. The main class will display it. </text:p>
      <text:p text:style-name="Standard"><text:s/></text:p>
      <text:p text:style-name="Standard">Write a program for random encryption key generator</text:p>
      <text:p text:style-name="Standard"><text:s/>- The prgram will take few inputs from a user (characters to be used for generating a random key, public key for which a encryption key will be generated, Time difference within which a key should be generated)</text:p>
      <text:p text:style-name="Standard"><text:s/>- The generator class has a member called Public key which has to bootstraped during object creation.</text:p>
      <text:p text:style-name="Standard"><text:s/>- The generator class keeps track of each of the random string generated and can return it if needed by an exposed indexer.</text:p>
      <text:p text:style-name="Standard"><text:s/>- The generator class have additional method called "Start" and "Stop" which starts and stops generating keys</text:p>
      <text:p text:style-name="Standard"><text:s/>- The main class can create an object of generator class ane then can start or stop depending on its need.</text:p>
      <text:p text:style-name="Standard">- It can subscribe to an event exposed by generator class to display all the encryption keys sent by the generator.</text:p>
      <text:p text:style-name="Standard"/>
      <text:p text:style-name="Standard">create a hotel mgmt. <text:s/>system to perform different operation <text:s/>given below. <text:s text:c="68"/>first you have to book a room according to your convenience . then you will choose the services you want then a bill will generate with all the details and also with the tax</text:p>
      <text:p text:style-name="Standard"/>
      <text:p text:style-name="Standard">create a hospital mgmt. system to enroll a patient according to his condition , ex. emergency , opd, clinical services etc. then after the inspection the doctor will send <text:s/>him to pharmacy to collect the medicine . and at last you need to generate abill with all the patient details</text:p>
      <text:p text:style-name="Standard"/>
      <text:p text:style-name="Standard">create a blood bank to collect blood units of different blood groups. you will supply this blood to all the needy people , at a time you can only store 50 units of blood. if your stock goes down below 5 units it shows a warning message to collect urgently . take a track of supply units of different blood group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3:54:20.465000000</meta:creation-date>
    <dc:date>2021-09-24T10:15:22.953000000</dc:date>
    <meta:editing-duration>PT17H50M31S</meta:editing-duration>
    <meta:editing-cycles>1</meta:editing-cycles>
    <meta:document-statistic meta:table-count="0" meta:image-count="0" meta:object-count="0" meta:page-count="1" meta:paragraph-count="26" meta:word-count="483" meta:character-count="2824" meta:non-whitespace-character-count="2273"/>
    <meta:generator>LibreOffice/7.1.1.2$Windows_X86_64 LibreOffice_project/fe0b08f4af1bacafe4c7ecc87ce55bb426164676</meta:generator>
  </office:meta>
</office:document-meta>
</file>